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65000000655297038411BEA2E6.png" manifest:media-type="image/png"/>
  <manifest:file-entry manifest:full-path="Pictures/1000133100000A7000000A70A6BB72C8F239D9F1.svg" manifest:media-type="image/svg+xml"/>
  <manifest:file-entry manifest:full-path="Pictures/1000000100000028000000289365F2C6A1939E04.png" manifest:media-type="image/png"/>
  <manifest:file-entry manifest:full-path="Pictures/100025210000042200000422EF2AA85A7D1D609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Arial" fo:font-size="24pt" fo:font-weight="bold" officeooo:paragraph-rsid="001ac760" style:font-size-asian="24pt" style:font-weight-asian="bold" style:font-name-complex="Ktav Yad CLM" style:font-size-complex="24pt" style:font-weight-complex="bold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Arial" fo:font-size="24pt" officeooo:paragraph-rsid="001ac760" style:font-size-asian="24pt" style:font-name-complex="Arial" style:font-size-complex="24pt"/>
    </style:style>
    <style:style style:name="P3" style:family="paragraph" style:parent-style-name="List_20_Paragraph">
      <style:paragraph-properties fo:text-align="end" style:justify-single-word="false" style:writing-mode="rl-tb"/>
      <style:text-properties style:font-name="Arial" fo:font-size="18pt" officeooo:rsid="000e7ddf" officeooo:paragraph-rsid="000e7ddf" style:font-size-asian="18pt" style:font-name-complex="Arial" style:font-size-complex="18pt"/>
    </style:style>
    <style:style style:name="P4" style:family="paragraph" style:parent-style-name="Text_20_body">
      <style:paragraph-properties fo:text-align="end" style:justify-single-word="false" style:writing-mode="rl-tb"/>
      <style:text-properties officeooo:paragraph-rsid="0035689c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35eb35"/>
    </style:style>
    <style:style style:name="P6" style:family="paragraph" style:parent-style-name="Standard">
      <style:paragraph-properties fo:margin-top="0mm" fo:margin-bottom="2.5mm" style:contextual-spacing="false" fo:text-align="center" style:justify-single-word="fals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7" style:family="paragraph" style:parent-style-name="Standard">
      <style:paragraph-properties fo:margin-top="0mm" fo:margin-bottom="2.5mm" style:contextual-spacing="false" fo:text-align="center" style:justify-single-word="false" fo:break-before="pag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fo:color="#0000ff" loext:opacity="100%" style:font-name="Arial" fo:font-size="20pt" fo:font-weight="bold" officeooo:paragraph-rsid="0005a7a8" fo:background-color="transparent" style:font-size-asian="20pt" style:font-weight-asian="bold" style:font-name-complex="Arial" style:font-size-complex="20pt" style:font-weight-complex="bold"/>
    </style:style>
    <style:style style:name="P9" style:family="paragraph" style:parent-style-name="Text_20_body">
      <style:paragraph-properties fo:text-align="end" style:justify-single-word="false" style:writing-mode="rl-tb"/>
      <style:text-properties officeooo:paragraph-rsid="00444eb2"/>
    </style:style>
    <style:style style:name="P10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rsid="0035eb35" officeooo:paragraph-rsid="0035eb35" style:font-size-asian="18pt" style:font-name-complex="Arial" style:font-size-complex="18pt"/>
    </style:style>
    <style:style style:name="P11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2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style:font-size-asian="18pt" style:font-name-complex="Arial" style:font-size-complex="18pt"/>
    </style:style>
    <style:style style:name="P13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1ac760" style:font-size-asian="18pt" style:font-name-complex="Arial" style:font-size-complex="18pt"/>
    </style:style>
    <style:style style:name="P14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3c1e1a" style:font-size-asian="18pt" style:font-name-complex="Arial" style:font-size-complex="18pt"/>
    </style:style>
    <style:style style:name="P15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6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18pt" officeooo:rsid="0005dd38" officeooo:paragraph-rsid="0005dd38" style:font-size-asian="18pt" style:font-name-complex="Arial" style:font-size-complex="18pt"/>
    </style:style>
    <style:style style:name="P17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24pt" officeooo:paragraph-rsid="000e7ddf" style:font-size-asian="24pt" style:font-name-complex="Arial" style:font-size-complex="24pt"/>
    </style:style>
    <style:style style:name="P18" style:family="paragraph" style:parent-style-name="List_20_Paragraph">
      <style:paragraph-properties fo:text-align="center" style:justify-single-word="false" style:writing-mode="rl-tb"/>
      <style:text-properties style:font-name="Arial" fo:font-size="15pt" officeooo:rsid="0035eb35" officeooo:paragraph-rsid="0035eb35" style:font-size-asian="15pt" style:font-name-complex="Arial" style:font-size-complex="15pt"/>
    </style:style>
    <style:style style:name="P19" style:family="paragraph" style:parent-style-name="List_20_Paragraph" style:list-style-name="WWNum1">
      <style:paragraph-properties fo:text-align="end" style:justify-single-word="false" style:writing-mode="rl-tb"/>
      <style:text-properties officeooo:paragraph-rsid="001a4706"/>
    </style:style>
    <style:style style:name="P20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paragraph-rsid="0005a7a8"/>
    </style:style>
    <style:style style:name="P21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paragraph-rsid="000f821e" style:font-size-asian="18pt" style:font-name-complex="Arial" style:font-size-complex="18pt"/>
    </style:style>
    <style:style style:name="P22" style:family="paragraph" style:parent-style-name="Standard">
      <style:paragraph-properties fo:text-align="center" style:justify-single-word="false" style:writing-mode="rl-tb"/>
      <style:text-properties style:font-name="Arial" fo:font-size="24pt" fo:font-weight="bold" officeooo:paragraph-rsid="001ac760" style:font-size-asian="24pt" style:font-weight-asian="bold" style:font-name-complex="Ktav Yad CLM" style:font-size-complex="24pt" style:font-weight-complex="bold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officeooo:rsid="0005dd38"/>
    </style:style>
    <style:style style:name="T2" style:family="text">
      <style:text-properties fo:font-weight="bold" officeooo:rsid="0005dd38" style:font-weight-asian="bold" style:font-weight-complex="bold"/>
    </style:style>
    <style:style style:name="T3" style:family="text">
      <style:text-properties fo:font-weight="bold" officeooo:rsid="0021f30e" style:font-weight-asian="bold" style:font-weight-complex="bold"/>
    </style:style>
    <style:style style:name="T4" style:family="text">
      <style:text-properties fo:font-weight="bold" officeooo:rsid="0039510a" style:font-weight-asian="bold" style:font-weight-complex="bold"/>
    </style:style>
    <style:style style:name="T5" style:family="text">
      <style:text-properties fo:font-weight="bold" officeooo:rsid="000e7ddf" style:font-weight-asian="bold" style:font-weight-complex="bold"/>
    </style:style>
    <style:style style:name="T6" style:family="text">
      <style:text-properties officeooo:rsid="000f821e"/>
    </style:style>
    <style:style style:name="T7" style:family="text">
      <style:text-properties officeooo:rsid="00136c98"/>
    </style:style>
    <style:style style:name="T8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09701f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20423a" style:font-size-asian="18pt" style:font-style-asian="italic" style:font-weight-asian="bold" style:font-name-complex="Arial" style:font-size-complex="18pt" style:font-style-complex="italic" style:font-weight-complex="bold"/>
    </style:style>
    <style:style style:name="T10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1fb80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36d7db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size="28pt" fo:font-weight="bold" style:font-size-asian="28pt" style:font-weight-asian="bold" style:font-name-complex="Arial" style:font-size-complex="28pt" style:font-weight-complex="bold"/>
    </style:style>
    <style:style style:name="T13" style:family="text">
      <style:text-properties fo:font-size="28pt" fo:font-weight="bold" officeooo:rsid="0035eb35" style:font-size-asian="28pt" style:font-weight-asian="bold" style:font-name-complex="Arial" style:font-size-complex="28pt" style:font-weight-complex="bold"/>
    </style:style>
    <style:style style:name="T14" style:family="text">
      <style:text-properties fo:font-size="28pt" fo:font-weight="bold" officeooo:rsid="004119e7" style:font-size-asian="28pt" style:font-weight-asian="bold" style:font-name-complex="Arial" style:font-size-complex="28pt" style:font-weight-complex="bold"/>
    </style:style>
    <style:style style:name="T15" style:family="text">
      <style:text-properties fo:font-size="28pt" fo:font-weight="bold" officeooo:rsid="000e7ddf" style:font-size-asian="28pt" style:font-weight-asian="bold" style:font-size-complex="28pt" style:font-weight-complex="bold"/>
    </style:style>
    <style:style style:name="T16" style:family="text">
      <style:text-properties fo:font-size="28pt" fo:font-weight="bold" officeooo:rsid="000f821e" style:font-size-asian="28pt" style:font-weight-asian="bold" style:font-size-complex="28pt" style:font-weight-complex="bold"/>
    </style:style>
    <style:style style:name="T17" style:family="text">
      <style:text-properties fo:font-size="28pt" fo:font-weight="bold" officeooo:rsid="0029cbab" style:font-size-asian="28pt" style:font-weight-asian="bold" style:font-size-complex="28pt" style:font-weight-complex="bold"/>
    </style:style>
    <style:style style:name="T18" style:family="text">
      <style:text-properties fo:font-size="28pt" fo:font-weight="bold" officeooo:rsid="00379940" style:font-size-asian="28pt" style:font-weight-asian="bold" style:font-size-complex="28pt" style:font-weight-complex="bold"/>
    </style:style>
    <style:style style:name="T19" style:family="text">
      <style:text-properties officeooo:rsid="001ac760"/>
    </style:style>
    <style:style style:name="T20" style:family="text">
      <style:text-properties officeooo:rsid="001ac760"/>
    </style:style>
    <style:style style:name="T21" style:family="text">
      <style:text-properties officeooo:rsid="00257639"/>
    </style:style>
    <style:style style:name="T22" style:family="text">
      <style:text-properties officeooo:rsid="001a16ae"/>
    </style:style>
    <style:style style:name="T23" style:family="text">
      <style:text-properties officeooo:rsid="0050d168"/>
    </style:style>
    <style:style style:name="T24" style:family="text">
      <style:text-properties style:text-underline-style="solid" style:text-underline-width="auto" style:text-underline-color="font-color" fo:font-weight="bold" officeooo:rsid="001f02f0" style:font-weight-asian="bold" style:font-weight-complex="bold"/>
    </style:style>
    <style:style style:name="T25" style:family="text">
      <style:text-properties officeooo:rsid="00211b06"/>
    </style:style>
    <style:style style:name="T26" style:family="text">
      <style:text-properties officeooo:rsid="00211b06"/>
    </style:style>
    <style:style style:name="T27" style:family="text">
      <style:text-properties officeooo:rsid="0027c936"/>
    </style:style>
    <style:style style:name="T28" style:family="text">
      <style:text-properties fo:color="#009933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29" style:family="text">
      <style:text-properties fo:color="#009933" loext:opacity="100%" style:font-name="Arial" fo:font-size="20pt" fo:font-weight="bold" officeooo:rsid="0017503b" style:font-size-asian="20pt" style:font-weight-asian="bold" style:font-name-complex="Arial" style:font-size-complex="20pt" style:font-weight-complex="bold"/>
    </style:style>
    <style:style style:name="T30" style:family="text">
      <style:text-properties fo:color="#009933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1" style:family="text">
      <style:text-properties fo:color="#009933" loext:opacity="100%" style:font-name="Arial" fo:font-size="20pt" fo:font-weight="bold" officeooo:rsid="0018ff01" style:font-size-asian="20pt" style:font-weight-asian="bold" style:font-name-complex="Arial" style:font-size-complex="20pt" style:font-weight-complex="bold"/>
    </style:style>
    <style:style style:name="T32" style:family="text">
      <style:text-properties fo:color="#009933" loext:opacity="100%" style:font-name="Arial" fo:font-size="20pt" fo:font-weight="bold" officeooo:rsid="0035eb35" style:font-size-asian="20pt" style:font-weight-asian="bold" style:font-name-complex="Arial" style:font-size-complex="20pt" style:font-weight-complex="bold"/>
    </style:style>
    <style:style style:name="T33" style:family="text">
      <style:text-properties fo:color="#009933" loext:opacity="100%" style:font-name="Arial" fo:font-size="20pt" fo:font-weight="bold" officeooo:rsid="00426a8b" style:font-size-asian="20pt" style:font-weight-asian="bold" style:font-name-complex="Arial" style:font-size-complex="20pt" style:font-weight-complex="bold"/>
    </style:style>
    <style:style style:name="T34" style:family="text">
      <style:text-properties fo:color="#009933" loext:opacity="100%" style:font-name="Arial" fo:font-size="20pt" fo:font-weight="bold" officeooo:rsid="00495d85" style:font-size-asian="20pt" style:font-weight-asian="bold" style:font-name-complex="Arial" style:font-size-complex="20pt" style:font-weight-complex="bold"/>
    </style:style>
    <style:style style:name="T35" style:family="text">
      <style:text-properties fo:color="#009933" loext:opacity="100%" style:font-name="Arial" fo:font-size="20pt" fo:font-weight="bold" officeooo:rsid="003a284f" fo:background-color="transparent" loext:char-shading-value="0" style:font-size-asian="20pt" style:font-weight-asian="bold" style:font-name-complex="Arial" style:font-size-complex="20pt" style:font-weight-complex="bold"/>
    </style:style>
    <style:style style:name="T36" style:family="text">
      <style:text-properties fo:color="#0000ff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37" style:family="text">
      <style:text-properties fo:color="#0000ff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8" style:family="text">
      <style:text-properties fo:color="#0000ff" loext:opacity="100%" style:font-name="Arial" fo:font-size="20pt" fo:font-weight="bold" officeooo:rsid="00211b06" style:font-size-asian="20pt" style:font-weight-asian="bold" style:font-name-complex="Arial" style:font-size-complex="20pt" style:font-weight-complex="bold"/>
    </style:style>
    <style:style style:name="T39" style:family="text">
      <style:text-properties fo:color="#0000ff" loext:opacity="100%" style:font-name="Arial" fo:font-size="20pt" fo:font-weight="bold" officeooo:rsid="0033d547" style:font-size-asian="20pt" style:font-weight-asian="bold" style:font-name-complex="Arial" style:font-size-complex="20pt" style:font-weight-complex="bold"/>
    </style:style>
    <style:style style:name="T40" style:family="text">
      <style:text-properties fo:color="#0000ff" loext:opacity="100%" style:font-name="Arial" fo:font-size="20pt" fo:font-weight="bold" officeooo:rsid="0035689c" style:font-size-asian="20pt" style:font-weight-asian="bold" style:font-name-complex="Arial" style:font-size-complex="20pt" style:font-weight-complex="bold"/>
    </style:style>
    <style:style style:name="T41" style:family="text">
      <style:text-properties fo:color="#0000ff" loext:opacity="100%" style:font-name="Arial" fo:font-size="20pt" fo:font-weight="bold" officeooo:rsid="0038f641" style:font-size-asian="20pt" style:font-weight-asian="bold" style:font-name-complex="Arial" style:font-size-complex="20pt" style:font-weight-complex="bold"/>
    </style:style>
    <style:style style:name="T42" style:family="text">
      <style:text-properties fo:color="#0000ff" loext:opacity="100%" style:font-name="Arial" fo:font-size="20pt" fo:font-weight="bold" officeooo:rsid="00444eb2" style:font-size-asian="20pt" style:font-weight-asian="bold" style:font-name-complex="Arial" style:font-size-complex="20pt" style:font-weight-complex="bold"/>
    </style:style>
    <style:style style:name="T43" style:family="text">
      <style:text-properties fo:color="#0000ff" loext:opacity="100%" style:font-name="Arial" fo:font-size="20pt" fo:font-weight="bold" officeooo:rsid="0045b63b" style:font-size-asian="20pt" style:font-weight-asian="bold" style:font-name-complex="Arial" style:font-size-complex="20pt" style:font-weight-complex="bold"/>
    </style:style>
    <style:style style:name="T44" style:family="text">
      <style:text-properties fo:color="#0000ff" loext:opacity="100%" style:font-name="Arial" fo:font-size="20pt" fo:font-weight="bold" officeooo:rsid="0048a6db" style:font-size-asian="20pt" style:font-weight-asian="bold" style:font-name-complex="Arial" style:font-size-complex="20pt" style:font-weight-complex="bold"/>
    </style:style>
    <style:style style:name="T45" style:family="text">
      <style:text-properties style:font-name="Arial" fo:font-size="18pt" style:font-size-asian="18pt" style:font-name-complex="Arial" style:font-size-complex="18pt"/>
    </style:style>
    <style:style style:name="T46" style:family="text">
      <style:text-properties style:font-name="Arial" fo:font-size="18pt" officeooo:rsid="00322edb" style:font-size-asian="18pt" style:font-name-complex="Arial" style:font-size-complex="18pt"/>
    </style:style>
    <style:style style:name="T47" style:family="text">
      <style:text-properties style:font-name="Arial" fo:font-size="18pt" officeooo:rsid="0009701f" style:font-size-asian="18pt" style:font-name-complex="Arial" style:font-size-complex="18pt"/>
    </style:style>
    <style:style style:name="T48" style:family="text">
      <style:text-properties style:font-name="Arial" fo:font-size="18pt" officeooo:rsid="0036d7db" style:font-size-asian="18pt" style:font-name-complex="Arial" style:font-size-complex="18pt"/>
    </style:style>
    <style:style style:name="T49" style:family="text">
      <style:text-properties style:font-name="Arial" fo:font-size="18pt" officeooo:rsid="00444eb2" style:font-size-asian="18pt" style:font-name-complex="Arial" style:font-size-complex="18pt"/>
    </style:style>
    <style:style style:name="T50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2a6099" loext:opacity="100%" fo:font-size="20pt" fo:font-weight="bold" fo:background-color="#ffff00" loext:char-shading-value="0" style:font-size-asian="20pt" style:font-weight-asian="bold" style:font-size-complex="20pt" style:font-weight-complex="bold"/>
    </style:style>
    <style:style style:name="T52" style:family="text">
      <style:text-properties fo:color="#2a6099" loext:opacity="100%" fo:font-size="20pt" fo:font-weight="bold" fo:background-color="#ffff00" loext:char-shading-value="0" style:font-size-asian="20pt" style:font-weight-asian="bold" style:font-size-complex="20pt" style:font-weight-complex="bold"/>
    </style:style>
    <style:style style:name="T53" style:family="text">
      <style:text-properties fo:color="#2a6099" loext:opacity="100%" fo:font-size="20pt" fo:font-weight="bold" fo:background-color="transparent" loext:char-shading-value="0" style:font-size-asian="20pt" style:font-weight-asian="bold" style:font-size-complex="20pt" style:font-weight-complex="bold"/>
    </style:style>
    <style:style style:name="T54" style:family="text">
      <style:text-properties officeooo:rsid="000e7ddf"/>
    </style:style>
    <style:style style:name="T55" style:family="text">
      <style:text-properties fo:font-size="32pt" fo:font-weight="bold" officeooo:rsid="000e7ddf" style:font-size-asian="32pt" style:font-weight-asian="bold" style:font-size-complex="32pt" style:font-weight-complex="bold"/>
    </style:style>
    <style:style style:name="T56" style:family="text">
      <style:text-properties fo:font-size="32pt" fo:font-weight="bold" officeooo:rsid="00268a98" style:font-size-asian="32pt" style:font-weight-asian="bold" style:font-size-complex="32pt" style:font-weight-complex="bold"/>
    </style:style>
    <style:style style:name="T57" style:family="text">
      <style:text-properties fo:font-size="32pt" fo:font-weight="bold" officeooo:rsid="003c1e1a" style:font-size-asian="32pt" style:font-weight-asian="bold" style:font-size-complex="32pt" style:font-weight-complex="bold"/>
    </style:style>
    <style:style style:name="T58" style:family="text">
      <style:text-properties officeooo:rsid="00379940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01a16ae" fo:background-color="#ffff00" loext:char-shading-value="0"/>
    </style:style>
    <style:style style:name="T61" style:family="text">
      <style:text-properties officeooo:rsid="001a16ae" fo:background-color="#ffff00" loext:char-shading-value="0"/>
    </style:style>
    <style:style style:name="T62" style:family="text">
      <style:text-properties officeooo:rsid="003fbceb" fo:background-color="#ffff00" loext:char-shading-value="0"/>
    </style:style>
    <style:style style:name="T63" style:family="text">
      <style:text-properties officeooo:rsid="003fbceb" fo:background-color="#ffff00" loext:char-shading-value="0"/>
    </style:style>
    <style:style style:name="T64" style:family="text">
      <style:text-properties officeooo:rsid="0041069a" fo:background-color="#ffff00" loext:char-shading-value="0"/>
    </style:style>
    <style:style style:name="T65" style:family="text">
      <style:text-properties officeooo:rsid="0041069a" fo:background-color="#ffff00" loext:char-shading-value="0"/>
    </style:style>
    <style:style style:name="T66" style:family="text">
      <style:text-properties officeooo:rsid="003e537b" fo:background-color="#ffff00" loext:char-shading-value="0"/>
    </style:style>
    <style:style style:name="T67" style:family="text">
      <style:text-properties officeooo:rsid="003e537b" fo:background-color="#ffff00" loext:char-shading-value="0"/>
    </style:style>
    <style:style style:name="T68" style:family="text">
      <style:text-properties officeooo:rsid="001ac760" fo:background-color="#ffff00" loext:char-shading-value="0"/>
    </style:style>
    <style:style style:name="T69" style:family="text">
      <style:text-properties officeooo:rsid="001ac760" fo:background-color="#ffff00" loext:char-shading-value="0"/>
    </style:style>
    <style:style style:name="T70" style:family="text">
      <style:text-properties officeooo:rsid="00211b06" fo:background-color="#ffff00" loext:char-shading-value="0"/>
    </style:style>
    <style:style style:name="T71" style:family="text">
      <style:text-properties officeooo:rsid="00211b06" fo:background-color="#ffff00" loext:char-shading-value="0"/>
    </style:style>
    <style:style style:name="T72" style:family="text">
      <style:text-properties fo:background-color="#ffff00" loext:char-shading-value="0"/>
    </style:style>
    <style:style style:name="T73" style:family="text">
      <style:text-properties officeooo:rsid="00257639" fo:background-color="#ffff00" loext:char-shading-value="0"/>
    </style:style>
    <style:style style:name="T74" style:family="text">
      <style:text-properties officeooo:rsid="00257639" fo:background-color="#ffff00" loext:char-shading-value="0"/>
    </style:style>
    <style:style style:name="T75" style:family="text">
      <style:text-properties officeooo:rsid="003a963a"/>
    </style:style>
    <style:style style:name="T76" style:family="text">
      <style:text-properties officeooo:rsid="003c1e1a"/>
    </style:style>
    <style:style style:name="T77" style:family="text">
      <style:text-properties fo:font-size="24pt" officeooo:rsid="001c9664" style:font-size-asian="24pt" style:font-size-complex="24pt"/>
    </style:style>
    <style:style style:name="T78" style:family="text">
      <style:text-properties officeooo:rsid="001c9664" style:font-size-asian="15.75pt"/>
    </style:style>
    <style:style style:name="T79" style:family="text">
      <style:text-properties fo:font-size="20pt" officeooo:rsid="001c9664" style:font-size-asian="17.5pt" style:font-size-complex="20pt"/>
    </style:style>
    <style:style style:name="T80" style:family="text">
      <style:text-properties officeooo:rsid="003e537b"/>
    </style:style>
    <style:style style:name="T81" style:family="text">
      <style:text-properties officeooo:rsid="003e537b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1a16ae" fo:background-color="transparent" loext:char-shading-value="0"/>
    </style:style>
    <style:style style:name="T84" style:family="text">
      <style:text-properties officeooo:rsid="001a16ae" fo:background-color="transparent" loext:char-shading-value="0"/>
    </style:style>
    <style:style style:name="T85" style:family="text">
      <style:text-properties officeooo:rsid="003fbceb" fo:background-color="transparent" loext:char-shading-value="0"/>
    </style:style>
    <style:style style:name="T86" style:family="text">
      <style:text-properties officeooo:rsid="003fbceb" fo:background-color="transparent" loext:char-shading-value="0"/>
    </style:style>
    <style:style style:name="T87" style:family="text">
      <style:text-properties officeooo:rsid="0041069a" fo:background-color="transparent" loext:char-shading-value="0"/>
    </style:style>
    <style:style style:name="T88" style:family="text">
      <style:text-properties officeooo:rsid="0041069a" fo:background-color="transparent" loext:char-shading-value="0"/>
    </style:style>
    <style:style style:name="T89" style:family="text">
      <style:text-properties officeooo:rsid="00257639" fo:background-color="transparent" loext:char-shading-value="0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03fbceb"/>
    </style:style>
    <style:style style:name="T92" style:family="text">
      <style:text-properties officeooo:rsid="0041069a"/>
    </style:style>
    <style:style style:name="T93" style:family="text"/>
    <style:style style:name="fr1" style:family="graphic" style:parent-style-name="Graphics">
      <style:graphic-properties fo:margin-left="0mm" fo:margin-right="0mm" fo:margin-top="0mm" fo:margin-bottom="0mm" style:run-through="background" style:wrap="run-through" style:number-wrapped-paragraphs="no-limit" style:vertical-pos="middle" style:vertical-rel="baseline" style:horizontal-pos="from-left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4">קיסריה</text:span><text:span text:style-name="T12">, </text:span><text:span text:style-name="T13">1</text:span><text:span text:style-name="T14">1</text:span><text:span text:style-name="T13">.03.202</text:span><text:span text:style-name="T14">3</text:span></text:p>
      <text:p text:style-name="P5"><text:span text:style-name="T28">מסלול </text:span><text:span text:style-name="T32">ניווט בכיף</text:span><text:span text:style-name="T29">: </text:span><text:span text:style-name="T28"><text:s/></text:span><text:span text:style-name="T35">4</text:span><text:span text:style-name="T28"> ק"מ, </text:span><text:span text:style-name="T32">10</text:span><text:span text:style-name="T30"> תחנות</text:span><text:span text:style-name="T28">, </text:span><text:span text:style-name="T31">כולל חידות בנושא </text:span><text:span text:style-name="T33">קיסריה</text:span><text:span text:style-name="T31">. </text:span><text:span text:style-name="T33">ניתן לקצר, </text:span><text:span text:style-name="T34">ומאידך, ניתן להוסיף 4 תחנות מאתגרות יותר בסדר איסוף חופשי...</text:span></text:p>
      <text:list xml:id="list2460870580" text:style-name="WWNum1">
        <text:list-item>
          <text:p text:style-name="P10">יש להירשם באתר "ניווט בכיף":</text:p>
        </text:list-item>
      </text:list>
      <text:p text:style-name="P18"><draw:frame text:anchor-type="paragraph" draw:z-index="2" draw:name="Shape1" draw:style-name="gr1" draw:text-style-name="P23" svg:width="37.08mm" svg:height="36.89mm" svg:x="67.77mm" svg:y="-1.83mm"><draw:image xlink:href="Pictures/100025210000042200000422EF2AA85A7D1D6090.svg" xlink:type="simple" xlink:show="embed" xlink:actuate="onLoad" draw:mime-type="image/svg+xml"><text:p/></draw:image><draw:image xlink:href="Pictures/1000000100000028000000289365F2C6A1939E04.png" xlink:type="simple" xlink:show="embed" xlink:actuate="onLoad" draw:mime-type="image/png"/><loext:qrcode office:string-value="https://www.nivutbekef.com/events/Cesarea" loext:qrcode-errorcorrection="high" loext:qrcode-border="1" loext:qrcode-type="0"/></draw:frame>https://www.nivutbekef.com/events/Cesarea</text:p>
      <text:list xml:id="list202259255136360" text:continue-numbering="true" text:style-name="WWNum1">
        <text:list-item>
          <text:p text:style-name="P19"><text:span text:style-name="T45">התשלום </text:span><text:span text:style-name="T48">באתר</text:span><text:span text:style-name="T45"> לכל מ</text:span><text:span text:style-name="T48">ש</text:span><text:span text:style-name="T45">פ</text:span><text:span text:style-name="T48">ח</text:span><text:span text:style-name="T45">ה – </text:span><text:span text:style-name="T49">9</text:span><text:span text:style-name="T48">0</text:span><text:span text:style-name="T46"> ש"ח. </text:span><text:span text:style-name="T8">מי שנרשם </text:span><text:span text:style-name="T9">מראש </text:span><text:span text:style-name="T8">דרך האתר, יכול לגשת ישירות ל</text:span><text:span text:style-name="T11">עמדת "ניווט בכיף"</text:span><text:span text:style-name="T8"> – </text:span><text:span text:style-name="T10">אין צורך לעבור דרך הקופה!</text:span><text:span text:style-name="T47">.</text:span></text:p>
        </text:list-item>
        <text:list-item>
          <text:p text:style-name="P11"><text:span text:style-name="T54">חלון היציאה למסלול העממי בין 09:00 ל 11:00. </text:span><text:span text:style-name="T15">שעת גג </text:span><text:span text:style-name="T16">(איסוף תחנות) </text:span><text:span text:style-name="T17">12:</text:span><text:span text:style-name="T18">3</text:span><text:span text:style-name="T17">0</text:span></text:p>
        </text:list-item>
        <text:list-item>
          <text:p text:style-name="P12">ב<text:span text:style-name="T58">עמדת</text:span> "<text:span text:style-name="T58">ניווט בכיף</text:span>" מקבלים מפ<text:span text:style-name="T58">ות (לכל משתתף מעל גיל 6)</text:span>, והסבר אם נדרש.</text:p>
        </text:list-item>
        <text:list-item>
          <text:p text:style-name="P21">תעודת סיום <text:span text:style-name="T6">תוענק </text:span>לכל ילד <text:span text:style-name="T6">(</text:span>אם רוצים <draw:frame draw:style-name="fr2" draw:name="Image1" text:anchor-type="as-char" svg:y="-6.42mm" svg:width="6.6mm" svg:height="6.6mm" draw:z-index="1"><draw:image xlink:href="Pictures/1000133100000A7000000A70A6BB72C8F239D9F1.svg" xlink:type="simple" xlink:show="embed" xlink:actuate="onLoad" draw:mime-type="image/svg+xml"/><draw:image xlink:href="Pictures/1000000100000065000000655297038411BEA2E6.png" xlink:type="simple" xlink:show="embed" xlink:actuate="onLoad" draw:mime-type="image/png"/></draw:frame><text:span text:style-name="T6">).</text:span></text:p>
        </text:list-item>
      </text:list>
      <text:p text:style-name="P1"/>
      <text:p text:style-name="P1">נווטו <text:span text:style-name="T7">ותיהנו</text:span>!</text:p>
      <text:p text:style-name="P2"><text:bookmark text:name="ctl00_ContentPlaceHolder1_FormView1_Image111"/><draw:frame draw:style-name="fr1" draw:name="graphics1" text:anchor-type="as-char" svg:width="39.26mm" svg:height="37.89mm" draw:z-index="0"><draw:image xlink:href="http://www.nivut.org.il/info/clubs/pages/ramathasharon.jpg" xlink:type="simple" xlink:show="embed" xlink:actuate="onLoad" draw:mime-type="image/jpeg"/></draw:frame><text:bookmark text:name="ctl00_ContentPlaceHolder1_FormView1_Image11"/></text:p>
      <text:p text:style-name="P7">מסלולים תחרותיים</text:p>
      <text:p text:style-name="P6"/>
      <text:p text:style-name="P8"><text:span text:style-name="T19">מפות </text:span><text:span text:style-name="T80">ארוך ובינוני ב</text:span><text:span text:style-name="T81">קנ"מ 1:10,000, קצר וקצרצר </text:span><text:span text:style-name="T20">ב</text:span><text:span text:style-name="T93">קנ"מ 1:</text:span><text:span text:style-name="T26">7,500</text:span></text:p>
      <text:p text:style-name="P4"><text:span text:style-name="T36">מסלול ארוך: </text:span><text:span text:style-name="T44">7.3</text:span><text:span text:style-name="T36"> ק"מ, </text:span><text:span text:style-name="T42">26</text:span><text:span text:style-name="T38"> תחנות,</text:span><text:span text:style-name="T39"> טיפוס </text:span><text:span text:style-name="T42">זניח</text:span><text:span text:style-name="T36">.</text:span></text:p>
      <text:p text:style-name="P9"><text:span text:style-name="T36">מסלול </text:span><text:span text:style-name="T40">בינוני</text:span><text:span text:style-name="T36">: </text:span><text:span text:style-name="T43">5.</text:span><text:span text:style-name="T44">8</text:span><text:span text:style-name="T36"> ק"מ, </text:span><text:span text:style-name="T43">17</text:span><text:span text:style-name="T38"> תחנות, </text:span><text:span text:style-name="T39">טיפוס </text:span><text:span text:style-name="T42">זניח</text:span><text:span text:style-name="T36">.</text:span></text:p>
      <text:p text:style-name="P9"><text:span text:style-name="T36">מסלול קצר: </text:span><text:span text:style-name="T44">4.1</text:span><text:span text:style-name="T36"> ק"מ, </text:span><text:span text:style-name="T43">15</text:span><text:span text:style-name="T37"> תחנות</text:span><text:span text:style-name="T38">, </text:span><text:span text:style-name="T39">טיפוס </text:span><text:span text:style-name="T42">זניח</text:span><text:span text:style-name="T36">.</text:span></text:p>
      <text:p text:style-name="P9"><text:span text:style-name="T36">מסלול קצרצר: </text:span><text:span text:style-name="T43">2.</text:span><text:span text:style-name="T44">6</text:span><text:span text:style-name="T36"> ק"מ, </text:span><text:span text:style-name="T43">9</text:span><text:span text:style-name="T38"> תחנות, </text:span><text:span text:style-name="T39">טיפוס </text:span><text:span text:style-name="T42">זניח</text:span><text:span text:style-name="T36">.</text:span></text:p>
      <text:list xml:id="list512909872" text:style-name="WWNum2">
        <text:list-item>
          <text:p text:style-name="P16">מי שנרשם מראש ובבעלותו כרטיס SI יכול לגשת ישירות לזינוק.</text:p>
        </text:list-item>
        <text:list-item>
          <text:p text:style-name="P13"><text:span text:style-name="T1">מי שהזמין</text:span> מראש דרך האתר כרטיס SI – <text:span text:style-name="T1">נא ל</text:span>גש<text:span text:style-name="T1">ת</text:span> לשולחן <text:span text:style-name="T1">חלוקת כרטיסי SI (שולחן הרישום התחרותי) ו</text:span><text:span text:style-name="T2">לעבור דרך עמדת המחשוב לצורך רישום </text:span><text:span text:style-name="T24">לפני הזינוק</text:span>.</text:p>
        </text:list-item>
        <text:list-item>
          <text:p text:style-name="P13"><text:span text:style-name="T1">מי שלא נרשם</text:span> <text:span text:style-name="T92">בהרשמה המוקדמת</text:span> – <text:span text:style-name="T91">הרשמה דרך דף הרשמה מאוחרת באתר האיגוד. </text:span><text:span text:style-name="T21">עבור חברי איגוד,</text:span><text:span text:style-name="T89"> </text:span><text:span text:style-name="T86">המחיר </text:span><text:span text:style-name="T88">הוא </text:span><text:span text:style-name="T86">35 ש"ח</text:span><text:span text:style-name="T90"> <text:s/></text:span><text:span text:style-name="T84">(+ 10 ש”ח נוספים למי ששוכר כרטיס SI). עבור אורחים, המחיר למפה הוא</text:span><text:span text:style-name="T90"> </text:span><text:span text:style-name="T86">50</text:span><text:span text:style-name="T90"> ש"ח</text:span> <text:span text:style-name="T27">(ועוד 10 ש”ח לכרטיס SI, למי שצריך)</text:span><text:span text:style-name="T82">. </text:span><text:span text:style-name="T2">קבלת כרטיס SI מותנית </text:span><text:span text:style-name="T3">בהפקדת תעודת זהות או רישיון נהיגה</text:span><text:span text:style-name="T4">, אותה מקבלים חזרה עם החזרת הכרטיס</text:span><text:span text:style-name="T1">.</text:span></text:p>
        </text:list-item>
        <text:list-item>
          <text:p text:style-name="P14"><text:span text:style-name="T23">במהלך האירוע, </text:span><text:span text:style-name="T76">תופצנה</text:span><text:span text:style-name="T23"> תוצאות ב</text:span><text:span text:style-name="T76">זמן אמת בכתובת: </text:span><text:a xlink:type="simple" xlink:href="http://jp.mulka2.com/cloud/live" text:style-name="Internet_20_link" text:visited-style-name="Visited_20_Internet_20_Link"><text:span text:style-name="T78">http://jp.mulka2.com/cloud/live</text:span></text:a><text:span text:style-name="T79">.</text:span><text:span text:style-name="T77"> </text:span><text:span text:style-name="T76">תוצאות ולפקומבט בעיכוב של דקה-שתיים יופצו בכתובת: https://rb.gy/xmvnks. כרגיל, בתום התחרות, המידע יפורסם באתר האיגוד.</text:span></text:p>
        </text:list-item>
        <text:list-item>
          <text:p text:style-name="P15"><text:span text:style-name="T5">לו"ז: </text:span><text:span text:style-name="T54">זינוק: 11:00 – 09:00, </text:span><text:span text:style-name="T55">שעת גג: </text:span><text:span text:style-name="T56">12:</text:span><text:span text:style-name="T57">3</text:span><text:span text:style-name="T56">0</text:span><text:span text:style-name="T54">.</text:span></text:p>
        </text:list-item>
      </text:list>
      <text:p text:style-name="P3"/>
      <text:list xml:id="list202259393814301" text:continue-numbering="true" text:style-name="WWNum2">
        <text:list-header>
          <text:p text:style-name="P17"><text:bookmark text:name="ctl00_ContentPlaceHolder1_FormView1_Image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/>
    </style:default-style>
    <style:default-style style:family="paragraph">
      <style:paragraph-properties fo:margin-top="0mm" fo:margin-bottom="3.53mm" style:contextual-spacing="false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style:contextual-spacing="false" fo:text-indent="0m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officeooo:rsid="0005dd38" style:font-size-asian="18pt" style:font-name-complex="Arial" style:font-family-complex="Arial" style:font-family-generic-complex="swiss" style:font-pitch-complex="variable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2.7mm" fo:margin-bottom="0mm" fo:margin-left="20.32mm" fo:margin-right="20.32mm" style:writing-mode="rl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70</meta:editing-cycles>
    <meta:print-date>2014-09-26T21:15:38.236264741</meta:print-date>
    <meta:creation-date>2014-02-28T15:44:00</meta:creation-date>
    <dc:date>2023-03-06T20:22:59.107251533</dc:date>
    <meta:editing-duration>P4DT8H56M7S</meta:editing-duration>
    <meta:generator>LibreOffice/7.5.0.3$Linux_X86_64 LibreOffice_project/50$Build-3</meta:generator>
    <meta:document-statistic meta:table-count="0" meta:image-count="2" meta:object-count="0" meta:page-count="2" meta:paragraph-count="21" meta:word-count="263" meta:character-count="1520" meta:non-whitespace-character-count="1280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